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ref301264122"/><text:bookmark text:name="TI000000013"/>Глава 1. Требования к аппаратуре и программному обеспечению</text:h>
      <text:p text:style-name="Text_20_body">Текущий список поддерживаемых дистрибутивов серверных операционных систем и систем управления базами данных опубликован на сайте <text:a xlink:type="simple" xlink:href="http://www.v8.1c.ru/requirements/" office:target-frame-name="_blank" xlink:show="new" text:style-name="Internet_20_link" text:visited-style-name="Visited_20_Internet_20_Link">http://www.v8.1c.ru/requirements/</text:a>.</text:p>
      <text:p text:style-name="Text_20_body">Примечание. Разрядность сервера «1С:Предприятия» не связана с разрядностью СУБД. Совместно могут использоваться серверы (сервер «1С:Предприятия» и СУБД) разной разрядности.</text:p>
      <text:h text:style-name="Heading_20_2" text:outline-level="2"><text:bookmark text:name="_ref331778926"/><text:bookmark text:name="_ref331778925"/><text:bookmark text:name="_ref326776853"/><text:bookmark text:name="_ref326776852"/><text:bookmark text:name="_ref310421172"/><text:bookmark text:name="_ref310421171"/><text:bookmark text:name="_ref375309232"/><text:bookmark text:name="TI000000014"/><text:bookmark text:name="IssOgl1_1.1_32-разрядный_сервер"/>1.1. 32-разрядный сервер</text:h>
      <text:p text:style-name="Text_20_body">Требования к рабочим серверам, входящим в состав кластера серверов «1С:Предприятия»:</text:p>
      <text:p text:style-name="Text_20_body">● 32-разрядные операционные системы Windows XP Service Pack 3, Windows Vista Service Pack 2, Windows 7 Service Pack 1, Windows 8.0, Windows 8.1, Windows Server 2003, Windows Server 2008 Service Pack 2 или один из поддерживаемых дистрибутивов Linux.</text:p>
      <text:p text:style-name="Text_20_body">● При работе под управлением ОС Windows должны быть установлены все актуальные обновления для используемой версии ОС;</text:p>
      <text:p text:style-name="Text_20_body">● Процессор не ниже Pentium/Xeon 2,4 ГГц. Желательно использование многопроцессорных или многоядерных машин, так как наличие нескольких процессоров/ядер благотворно сказывается на пропускной способности кластера серверов «1С:Предприятия», особенно в случае интенсивной работы нескольких пользователей.</text:p>
      <text:p text:style-name="Text_20_body">● Оперативная память не менее 2 Гбайт. И хотя рабочие процессы кластера серверов «1С:Предприятия» могут исполняться в достаточно небольших объемах памяти, при пиковых нагрузках их потребности могут быть весьма значительными.</text:p>
      <text:p text:style-name="Text_20_body">● Требуется наличие USB-порта для подключения ключа аппаратной защиты кластера серверов «1С:Предприятия».</text:p>
      <text:p text:style-name="Text_20_body">Требования к серверу баз данных главным образом определяются требованиями Microsoft SQL Server, PostgreSQL, IBM DB2, Oracle Database. В качестве сервера баз данных может использоваться любой компьютер, на котором может работать Microsoft SQL Server, PostgreSQL, IBM DB2, Oracle Database (см. <text:a xlink:type="simple" xlink:href="https://its.1c.ru/db/content/v8313doc/src/клиент-серверный%20вариант.%20руководство%20администратора/глава%201.%20требования%20к%20аппаратуре%20и%20программному%20обеспечению.htm?_=1542379434#_ref239846481" text:style-name="Internet_20_link" text:visited-style-name="Visited_20_Internet_20_Link">здесь</text:a>).</text:p>
      <text:p text:style-name="Text_20_body">Требования к серверу баз данных:</text:p>
      <text:p text:style-name="Text_20_body">● Сервер баз данных:</text:p>
      <text:p text:style-name="Text_20_body">● Microsoft SQL Server:</text:p>
      <text:p text:style-name="Text_20_body">● версия 2000 Service Pack 2 (рекомендуется Service Pack 4),</text:p>
      <text:p text:style-name="Text_20_body">● версия 2005 Service Pack 3,</text:p>
      <text:p text:style-name="Text_20_body">● версия 2008 Service Pack 1,</text:p>
      <text:p text:style-name="Text_20_body">● версия 2008 R2,</text:p>
      <text:p text:style-name="Text_20_body">● версия 2012,</text:p>
      <text:p text:style-name="Text_20_body">● версия 2014.</text:p>
      <text:p text:style-name="Text_20_body">● PostgreSQL Windows/Linux:</text:p>
      <text:p text:style-name="Text_20_body">● версия 8.1.5,</text:p>
      <text:p text:style-name="Text_20_body"><text:soft-page-break/>● версия 8.2.4,</text:p>
      <text:p text:style-name="Text_20_body">● версия 8.3.8,</text:p>
      <text:p text:style-name="Text_20_body">● версия 8.4.3,</text:p>
      <text:p text:style-name="Text_20_body">● версия 9.0.3,</text:p>
      <text:p text:style-name="Text_20_body">● версия 9.1.9,</text:p>
      <text:p text:style-name="Text_20_body">● версия 9.2.4;</text:p>
      <text:p text:style-name="Text_20_body">● версия 9.3.4;</text:p>
      <text:p text:style-name="Text_20_body">● версия 9.4.2;</text:p>
      <text:p text:style-name="Text_20_body">● версия 9.6.1;</text:p>
      <text:p text:style-name="Text_20_body">● версия 10.1.</text:p>
      <text:p text:style-name="Text_20_body">● IBM DB2 Windows/Linux 32:</text:p>
      <text:p text:style-name="Text_20_body">● версия 9.1.301.537,</text:p>
      <text:p text:style-name="Text_20_body">● версия 9.5.200.353,</text:p>
      <text:p text:style-name="Text_20_body">● версия 9.7.100.177,</text:p>
      <text:p text:style-name="Text_20_body">● версия 10.1.0.872;</text:p>
      <text:p text:style-name="Text_20_body">● версия 11.1.</text:p>
      <text:p text:style-name="Text_20_body">● Oracle Database:</text:p>
      <text:p text:style-name="Text_20_body">● версия 10g R2 ‑ 10.2.0.4 Windows/Linux.</text:p>
      <text:p text:style-name="Text_20_body">Требует установки патчей, список которых указан на странице <text:a xlink:type="simple" xlink:href="http://www.v8.1c.ru/requirements/" office:target-frame-name="_blank" xlink:show="new" text:style-name="Internet_20_link" text:visited-style-name="Visited_20_Internet_20_Link">http://www.v8.1c.ru/requirements/</text:a>.</text:p>
      <text:p text:style-name="Text_20_body">● версия 11g R1 ‑ 11.1.0.7.0 Windows/Linux.</text:p>
      <text:p text:style-name="Text_20_body">Требует установки патчей, список которых указан на странице <text:a xlink:type="simple" xlink:href="http://www.v8.1c.ru/requirements/" office:target-frame-name="_blank" xlink:show="new" text:style-name="Internet_20_link" text:visited-style-name="Visited_20_Internet_20_Link">http://www.v8.1c.ru/requirements/</text:a>.</text:p>
      <text:p text:style-name="Text_20_body">● версия 11g R2 ‑ 11.2.0.4.0 Windows/Linux.</text:p>
      <text:p text:style-name="Text_20_body">Требует установки патчей, список которых указан на странице <text:a xlink:type="simple" xlink:href="http://www.v8.1c.ru/requirements/" office:target-frame-name="_blank" xlink:show="new" text:style-name="Internet_20_link" text:visited-style-name="Visited_20_Internet_20_Link">http://www.v8.1c.ru/requirements/</text:a>.</text:p>
      <text:p text:style-name="Text_20_body">● версия 12c R1 ‑ 12.1.0.2 Linux.</text:p>
      <text:p text:style-name="Text_20_body">Требует установки патчей, список которых указан на странице <text:a xlink:type="simple" xlink:href="http://www.v8.1c.ru/requirements/" office:target-frame-name="_blank" xlink:show="new" text:style-name="Internet_20_link" text:visited-style-name="Visited_20_Internet_20_Link">http://www.v8.1c.ru/requirements/</text:a>.</text:p>
      <text:p text:style-name="Text_20_body">● Операционная система: в соответствии с требованиями Microsoft SQL Server, PostgreSQL, IBM DB2, Oracle Database.</text:p>
      <text:p text:style-name="Text_20_body">● Компьютер сервера баз данных: технические характеристики компьютера и операционная система должны соответствовать требованиям используемой версии сервера баз данных Microsoft SQL Server, PostgreSQL, IBM DB2, Oracle Database.</text:p>
      <text:h text:style-name="Heading_20_2" text:outline-level="2"><text:bookmark text:name="_ref331778930"/><text:bookmark text:name="_ref331778929"/><text:bookmark text:name="_ref310421161"/><text:bookmark text:name="_ref310421160"/><text:bookmark text:name="_ref375309236"/><text:bookmark text:name="TI000000015"/><text:bookmark text:name="IssOgl1_1.2_64-разрядный_сервер"/>1.2. 64-разрядный сервер</text:h>
      <text:p text:style-name="Text_20_body">Требования к рабочим серверам, входящим в состав кластера серверов «1С:Предприятия»:</text:p>
      <text:p text:style-name="Text_20_body">● 64-разрядные операционные системы Windows XP Service Pack 3, Windows Vista Service Pack 2, Windows 7 Service Pack 1, Windows 8.0, Windows 8.1, Windows Server 2003, Windows Server 2008 Service Pack 2, Windows Server 2008 R2 Service Pack 1, Windows Server 2012, Windows Server 2012 R2 или один из поддерживаемых дистрибутивов Linux для архитектуры x86-64 (Intel с поддержкой Intel 64, AMD с поддержкой AMD64).</text:p>
      <text:p text:style-name="Text_20_body"><text:soft-page-break/>● При работе под управлением ОС Windows должны быть установлены все актуальные обновления для используемой версии ОС;</text:p>
      <text:p text:style-name="Text_20_body">● Процессор с архитектурой x86-64 (Intel с поддержкой Intel 64, AMD с поддержкой AMD64). Желательно использование многопроцессорных или многоядерных машин, так как наличие нескольких процессоров/ядер благотворно сказывается на пропускной способности кластера серверов «1С:Предприятия», особенно в случае интенсивной работы нескольких пользователей.</text:p>
      <text:p text:style-name="Text_20_body">● Оперативная память не менее 2 Гбайт (рекомендуется 4 Гбайт и выше). И хотя рабочие процессы кластера серверов «1С:Предприятия» могут исполняться в достаточно небольших объемах памяти, в пиковых ситуациях их потребности могут быть весьма значительными.</text:p>
      <text:p text:style-name="Text_20_body">● Требуется наличие USB-порта для подключения ключа аппаратной защиты кластера серверов «1С:Предприятия».</text:p>
      <text:p text:style-name="Text_20_body">● Устройство чтения компакт-дисков.</text:p>
      <text:p text:style-name="Text_20_body">Требования к серверу баз данных главным образом определяются требованиями Microsoft SQL Server, PostgreSQL, IBM DB2, Oracle Database. В качестве сервера баз данных может использоваться любой компьютер, на котором может работать Microsoft SQL Server, PostgreSQL, IBM DB2, Oracle Database (см. <text:a xlink:type="simple" xlink:href="https://its.1c.ru/db/content/v8313doc/src/клиент-серверный%20вариант.%20руководство%20администратора/глава%201.%20требования%20к%20аппаратуре%20и%20программному%20обеспечению.htm?_=1542379434#_ref239846462" text:style-name="Internet_20_link" text:visited-style-name="Visited_20_Internet_20_Link">здесь</text:a>).</text:p>
      <text:p text:style-name="Text_20_body">Требования к серверу баз данных:</text:p>
      <text:p text:style-name="Text_20_body">● сервер баз данных:</text:p>
      <text:p text:style-name="Text_20_body">● Microsoft SQL Server:</text:p>
      <text:p text:style-name="Text_20_body">● версия 2000 (64-bit) Service Pack 2 (рекомендуется Service Pack 4),</text:p>
      <text:p text:style-name="Text_20_body">● версия 2005 (64-bit) Service Pack 3,</text:p>
      <text:p text:style-name="Text_20_body">● версия 2008 (64-bit) Service Pack 1,</text:p>
      <text:p text:style-name="Text_20_body">● версия 2008 R2,</text:p>
      <text:p text:style-name="Text_20_body">● версия 2012,</text:p>
      <text:p text:style-name="Text_20_body">● версия 2014,</text:p>
      <text:p text:style-name="Text_20_body">● версия 2016 Windows/Linux,</text:p>
      <text:p text:style-name="Text_20_body">● версия 2017 Windows/Linux.</text:p>
      <text:p text:style-name="Text_20_body">● PostgreSQL Linux:</text:p>
      <text:p text:style-name="Text_20_body">● версия 8.1.5,</text:p>
      <text:p text:style-name="Text_20_body">● версия 8.2.4,</text:p>
      <text:p text:style-name="Text_20_body">● версия 8.3.8,</text:p>
      <text:p text:style-name="Text_20_body">● версия 8.4.3,</text:p>
      <text:p text:style-name="Text_20_body">● версия 9.0.3,</text:p>
      <text:p text:style-name="Text_20_body">● версия 9.1.9,</text:p>
      <text:p text:style-name="Text_20_body">● версия 9.2.4;</text:p>
      <text:p text:style-name="Text_20_body">● версия 9.3.4;</text:p>
      <text:p text:style-name="Text_20_body">● версия 9.4.2;</text:p>
      <text:p text:style-name="Text_20_body">● версия 9.4.5 из состава ОС AstraLinux Special Edition 1.5;</text:p>
      <text:p text:style-name="Text_20_body"><text:soft-page-break/>● версия 9.6.1;</text:p>
      <text:p text:style-name="Text_20_body">● версия 10.1.</text:p>
      <text:p text:style-name="Text_20_body">● Postgres Pro Enterprise Windows/Linux:</text:p>
      <text:p text:style-name="Text_20_body">● версия 9.6.3.1.</text:p>
      <text:p text:style-name="Text_20_body">● IBM DB2 Windows/Linux x64:</text:p>
      <text:p text:style-name="Text_20_body">● версия 9.1.301.537,</text:p>
      <text:p text:style-name="Text_20_body">● версия 9.5.200.353,</text:p>
      <text:p text:style-name="Text_20_body">● версия 9.7.100.177,</text:p>
      <text:p text:style-name="Text_20_body">● версия 10.1.0.872;</text:p>
      <text:p text:style-name="Text_20_body">● версия 11.1.</text:p>
      <text:p text:style-name="Text_20_body">● Oracle Database:</text:p>
      <text:p text:style-name="Text_20_body">● версия 10g R2 ‑ 10.2.0.4 Windows/Linux.</text:p>
      <text:p text:style-name="Text_20_body">Требует установки патчей, список которых указан на странице <text:a xlink:type="simple" xlink:href="http://www.v8.1c.ru/requirements/" office:target-frame-name="_blank" xlink:show="new" text:style-name="Internet_20_link" text:visited-style-name="Visited_20_Internet_20_Link">http://www.v8.1c.ru/requirements/</text:a>.</text:p>
      <text:p text:style-name="Text_20_body">● версия 11g R1 ‑ 11.1.0.7.0 Windows/Linux.</text:p>
      <text:p text:style-name="Text_20_body">Требует установки патчей, список которых указан на странице <text:a xlink:type="simple" xlink:href="http://www.v8.1c.ru/requirements/" office:target-frame-name="_blank" xlink:show="new" text:style-name="Internet_20_link" text:visited-style-name="Visited_20_Internet_20_Link">http://www.v8.1c.ru/requirements/</text:a>.</text:p>
      <text:p text:style-name="Text_20_body">● версия 11g R2 ‑ 11.2.0.4.0 Windows/Linux.</text:p>
      <text:p text:style-name="Text_20_body">Требует установки патчей, список которых указан на странице <text:a xlink:type="simple" xlink:href="http://www.v8.1c.ru/requirements/" office:target-frame-name="_blank" xlink:show="new" text:style-name="Internet_20_link" text:visited-style-name="Visited_20_Internet_20_Link">http://www.v8.1c.ru/requirements/</text:a>.</text:p>
      <text:p text:style-name="Text_20_body">● версия 12c R1 ‑ 12.1.0.2 Linux.</text:p>
      <text:p text:style-name="Text_20_body">Требует установки патчей, список которых указан на странице <text:a xlink:type="simple" xlink:href="http://www.v8.1c.ru/requirements/" office:target-frame-name="_blank" xlink:show="new" text:style-name="Internet_20_link" text:visited-style-name="Visited_20_Internet_20_Link">http://www.v8.1c.ru/requirements/</text:a>.</text:p>
      <text:p text:style-name="Text_20_body">● Операционная система: в соответствии с требованиями Microsoft SQL Server, PostgreSQL, IBM DB2, Oracle Database.</text:p>
      <text:p text:style-name="Text_20_body">● Компьютер сервера баз данных: технические характеристики компьютера и операционная система должны соответствовать требованиям используемой версии сервера баз данных Microsoft SQL Server, PostgreSQL, IBM DB2, Oracle Database.</text:p>
      <text:h text:style-name="Heading_20_2" text:outline-level="2"><text:bookmark text:name="_ref217793424"/><text:bookmark text:name="_ref229982551"/><text:bookmark text:name="_ref381976491"/><text:bookmark text:name="TI000000016"/><text:bookmark text:name="IssOgl1_1.3_Общие_требования_для_клиент-серверного_варианта_работы"/>1.3. Общие требования для клиент-серверного варианта работы</text:h>
      <text:p text:style-name="Text_20_body">В случае если кластер серверов «1С:Предприятия» и сервер баз данных установлены на разных компьютерах, на производительность системы может существенно влиять пропускная способность сетевого соединения между компьютерами кластера серверов «1С:Предприятия» и компьютером сервера баз данных. Рекомендуется использовать сетевые карты с пропускной способностью 100 Мбит и выше. Не поддерживается запуск клиентского приложения на виртуальной машине, если для сетевого адаптера виртуальной машины установлен тип подключения NAT, а кластер серверов «1С:Предприятия», с которым должно работать клиентское приложение, расположен на компьютере, который является хост-компьютером для виртуальной машины клиентского приложения.</text:p>
      <text:p text:style-name="Text_20_body">При необходимости использования 2-й версии механизма реструктуризации информационной базы и при использовании СУБД Microsoft SQL Server или PostgreSQL, на компьютере с сервером «1С:Предприятие» необходимо установить актуальную версию Java 1.8 разрядности, соответствующей используемой разрядности сервера «1С:Предприятия».</text:p>
      <text:p text:style-name="Text_20_body"><text:soft-page-break/>Важно! Для нормальной работы «1С:Предприятия» в варианте клиент-сервер необходимо на клиентских компьютерах отключить использование энергосберегающих режимов Sleep, Standby и Hibernate.</text:p>
      <text:p text:style-name="Text_20_body">Для использования некоторых возможностей сервера, работающего под управлением ОС Linux, может потребоваться наличие следующих библиотек:</text:p>
      <text:p text:style-name="Text_20_body">● FreeType:</text:p>
      <text:p text:style-name="Text_20_body">● Имя загружаемой библиотеки: libfreetype.</text:p>
      <text:p text:style-name="Text_20_body">● Используемая версия: 2.1.9 и выше.</text:p>
      <text:p text:style-name="Text_20_body">● Назначение:</text:p>
      <text:p text:style-name="Text_20_body">● Для работы сервера «1С:Предприятия» в управляемом режиме;</text:p>
      <text:p text:style-name="Text_20_body">● При использовании на сервере объектов Диаграмма, ГрафическаяСхема, ТабличныйДокумент;</text:p>
      <text:p text:style-name="Text_20_body">● при использовании метода ПолучитьКартинку() объектов Диаграмма, ДиаграммаГанта, Дендрограмма, СводнаяДиаграмма;</text:p>
      <text:p text:style-name="Text_20_body">● При выполнении операции сохранения в PDF.</text:p>
      <text:p text:style-name="Text_20_body">● Libgsf;</text:p>
      <text:p text:style-name="Text_20_body">● Имя загружаемой библиотеки: libgsf-1.</text:p>
      <text:p text:style-name="Text_20_body">● Используемая версия: 1.10.1 и выше.</text:p>
      <text:p text:style-name="Text_20_body">● Назначение: экспорт/импорт документов в формате XLS.</text:p>
      <text:p text:style-name="Text_20_body">● Glib;</text:p>
      <text:p text:style-name="Text_20_body">● Имя загружаемой библиотеки: libglib-2.0.</text:p>
      <text:p text:style-name="Text_20_body">● Используемая версия: 2.12.4 и выше.</text:p>
      <text:p text:style-name="Text_20_body">● Назначение: экспорт/импорт документов в формате XLS.</text:p>
      <text:p text:style-name="Text_20_body">● unixOdbc:</text:p>
      <text:p text:style-name="Text_20_body">● Имя загружаемой библиотеки: libodbc.</text:p>
      <text:p text:style-name="Text_20_body">● Используемая версия: 2.2.11 и выше.</text:p>
      <text:p text:style-name="Text_20_body">● Назначение: работа с внешними источниками данных.</text:p>
      <text:p text:style-name="Text_20_body">● Kerberos:</text:p>
      <text:p text:style-name="Text_20_body">● Имя загружаемой библиотеки: libkrb5.</text:p>
      <text:p text:style-name="Text_20_body">● Используемая версия: 1.4.2 и выше.</text:p>
      <text:p text:style-name="Text_20_body">● Назначение: Аутентификация средствами ОС.</text:p>
      <text:p text:style-name="Text_20_body">● GSS-API Kerberos:</text:p>
      <text:p text:style-name="Text_20_body">● Имя загружаемой библиотеки: libgssapi_krb5.</text:p>
      <text:p text:style-name="Text_20_body">● Используемая версия: 1.4.2 и выше.</text:p>
      <text:p text:style-name="Text_20_body">● Назначение: Аутентификация средствами ОС.</text:p>
      <text:p text:style-name="Text_20_body">● Microsoft Core Fonts.</text:p>
      <text:p text:style-name="Text_20_body">«1С:Предприятие» загружает библиотеку, указывая имя в виде имя загружаемой библиотеки.so.X.Y, где:</text:p>
      <text:p text:style-name="Text_20_body"><text:soft-page-break/>● имя загружаемой библиотеки ‑ значение из вышеприведенного списка;</text:p>
      <text:p text:style-name="Text_20_body">● so ‑ признак файл с библиотекой;</text:p>
      <text:p text:style-name="Text_20_body">● X.Y ‑ цифры суффикса присутствующей в системе библиотеки.</text:p>
      <text:p text:style-name="Text_20_body">Используются только библиотеки, зарегистрированные в системном кеше динамического линковщика времени выполнения (данную информацию можно получить, запустив команду ldconfig -p). Если в системе имеется несколько версий одной библиотеки, будет загружена самая старшая версия.</text:p>
      <text:p text:style-name="Text_20_body">Подробную информацию о поддерживаемых СУБД (разрядность серверов, используемые ОС, номера версий) можно получить по адресу <text:a xlink:type="simple" xlink:href="http://v8.1c.ru/requirements/" office:target-frame-name="_blank" xlink:show="new" text:style-name="Internet_20_link" text:visited-style-name="Visited_20_Internet_20_Link">http://v8.1c.ru/requirements/</text:a>.</text:p>
      <text:h text:style-name="Heading_20_2" text:outline-level="2"><text:bookmark text:name="_ref229283478"/><text:bookmark text:name="TI000000017"/><text:bookmark text:name="IssOgl1_1.4_Использование_энергосберегающих_режимов_работы_компьютера"/>1.4. Использование энергосберегающих режимов работы компьютера</text:h>
      <text:p text:style-name="Text_20_body">Если на компьютере запущено «1С:Предприятие», то использование энергосберегающих режимов будет возможно только при соблюдении всех нижеперечисленных условий:</text:p>
      <text:p text:style-name="Text_20_body">● ключ защиты установлен локально,</text:p>
      <text:p text:style-name="Text_20_body">● используется файл-серверный вариант,</text:p>
      <text:p text:style-name="Text_20_body">● файл базы данных расположен на локальном диске.</text:p>
      <text:p text:style-name="Text_20_body">В противном случае переход в энергосберегающий режим будет запрещен независимо от вызвавшей его причины.</text:p>
      <text:h text:style-name="Heading_20_2" text:outline-level="2"><text:bookmark text:name="_ref331778934"/><text:bookmark text:name="_ref331778933"/><text:bookmark text:name="_ref310421182"/><text:bookmark text:name="_ref310421181"/><text:bookmark text:name="_ref239846481"/><text:bookmark text:name="_ref239846462"/><text:bookmark text:name="_ref238006178"/><text:bookmark text:name="_ref443483111"/><text:bookmark text:name="_ref443483110"/><text:bookmark text:name="TI000000018"/><text:bookmark text:name="IssOgl1_1.5_Поддерживаемые_СУБД"/>1.5. Поддерживаемые СУБД</text:h>
      <text:p text:style-name="Text_20_body">Подробную информацию о текущем списке поддерживаемых СУБД (разрядность серверов, используемые ОС, номера версий) можно получить по адресу: <text:a xlink:type="simple" xlink:href="http://v8.1c.ru/requirements/" office:target-frame-name="_blank" xlink:show="new" text:style-name="Internet_20_link" text:visited-style-name="Visited_20_Internet_20_Link">http://v8.1c.ru/requirements/</text:a>.</text:p>
      <text:p text:style-name="Text_20_body">Система «1С:Предприятие» поддерживает следующие СУБД:</text:p>
      <text:p text:style-name="Text_20_body">● Microsoft SQL Server.</text:p>
      <text:p text:style-name="Text_20_body">Документация на SQL-сервер:</text:p>
      <text:p text:style-name="Text_20_body">● Версия Microsoft SQL Server 2000 (на английском языке): <text:a xlink:type="simple" xlink:href="http://msdn.microsoft.com/ru-ru/library/aa257103" office:target-frame-name="_blank" xlink:show="new" text:style-name="Internet_20_link" text:visited-style-name="Visited_20_Internet_20_Link">http://msdn.Microsoft.com/ru-ru/library/aa257103</text:a>.</text:p>
      <text:p text:style-name="Text_20_body">● Версия Microsoft SQL Server 2005:<text:line-break/><text:a xlink:type="simple" xlink:href="http://msdn.microsoft.com/ru-ru/library/bb418498.aspx" office:target-frame-name="_blank" xlink:show="new" text:style-name="Internet_20_link" text:visited-style-name="Visited_20_Internet_20_Link">http://msdn.Microsoft.com/ru-ru/library/bb418498.aspx</text:a>.</text:p>
      <text:p text:style-name="Text_20_body">● Версия Microsoft SQL Server 2008:<text:line-break/><text:a xlink:type="simple" xlink:href="http://msdn.microsoft.com/ru-ru/library/bb418491.aspx" office:target-frame-name="_blank" xlink:show="new" text:style-name="Internet_20_link" text:visited-style-name="Visited_20_Internet_20_Link">http://msdn.Microsoft.com/ru-ru/library/bb418491.aspx</text:a>.</text:p>
      <text:p text:style-name="Text_20_body">● Версия Microsoft SQL Server 2008 R2:<text:line-break/><text:a xlink:type="simple" xlink:href="https://msdn.microsoft.com/ru-ru/library/hh994726.aspx" office:target-frame-name="_blank" xlink:show="new" text:style-name="Internet_20_link" text:visited-style-name="Visited_20_Internet_20_Link">https://msdn.microsoft.com/ru-ru/library/hh994726.aspx</text:a>.</text:p>
      <text:p text:style-name="Text_20_body">● Версия Microsoft SQL Server 2012:<text:line-break/><text:a xlink:type="simple" xlink:href="http://msdn.microsoft.com/ru-ru/library/bb418433.aspx" office:target-frame-name="_blank" xlink:show="new" text:style-name="Internet_20_link" text:visited-style-name="Visited_20_Internet_20_Link">http://msdn.Microsoft.com/ru-ru/library/bb418433.aspx</text:a>.</text:p>
      <text:p text:style-name="Text_20_body">● Версия Microsoft SQL Server 2014:<text:line-break/><text:a xlink:type="simple" xlink:href="http://msdn.microsoft.com/ru-ru/library/dd631854.aspx" office:target-frame-name="_blank" xlink:show="new" text:style-name="Internet_20_link" text:visited-style-name="Visited_20_Internet_20_Link">http://msdn.Microsoft.com/ru-ru/library/dd631854.aspx</text:a>.</text:p>
      <text:p text:style-name="Text_20_body">● Версия Microsoft SQL Server 2016:<text:line-break/><text:a xlink:type="simple" xlink:href="https://msdn.microsoft.com/ru-ru/library/ff928358.aspx" office:target-frame-name="_blank" xlink:show="new" text:style-name="Internet_20_link" text:visited-style-name="Visited_20_Internet_20_Link">https://msdn.microsoft.com/ru-ru/library/ff928358.aspx</text:a>.</text:p>
      <text:p text:style-name="Text_20_body">При установке свойства Режим совместимости (описание свойства см. <text:a xlink:type="simple" xlink:href="https://its.1c.ru/db/v8313doc/bookmark/dev/TI000000173" office:target-frame-name="_top" xlink:show="replace" text:style-name="Internet_20_link" text:visited-style-name="Visited_20_Internet_20_Link">здесь</text:a>) в значение большее, чем Версия 8.3.7:</text:p>
      <text:p text:style-name="Text_20_body"><text:soft-page-break/>● Минимальной версией СУБД Microsoft SQL Server, с которой будет работать «1С:Предприятие», становится Microsoft SQL Server 2005.</text:p>
      <text:p text:style-name="Text_20_body">● Для работы системы «1С:Предприятие» требуется установленный SQL Server Native Client for SQL Server 2005 (и более старших версий Microsoft SQL Server). Проверка наличия установленного SQL Server Native Client осуществляется при выполнении следующих операций:</text:p>
      <text:p text:style-name="Text_20_body">● создание информационной базы;</text:p>
      <text:p text:style-name="Text_20_body">● загрузка информационной базы;</text:p>
      <text:p text:style-name="Text_20_body">● обновление конфигурации базы данных.</text:p>
      <text:p text:style-name="Text_20_body">Версия используемого SQL Server Native Client должна быть не младше версии используемого Microsoft SQL Server.</text:p>
      <text:p text:style-name="Text_20_body">● PostgreSQL.</text:p>
      <text:p text:style-name="Text_20_body">Поддерживаемый дистрибутив можно получить по адресу: <text:a xlink:type="simple" xlink:href="https://releases.1c.ru/project/AddCompPostgre" office:target-frame-name="_blank" xlink:show="new" text:style-name="Internet_20_link" text:visited-style-name="Visited_20_Internet_20_Link">https://releases.1c.ru/project/AddCompPostgre</text:a> (необходим доступ к разделу технической поддержки).</text:p>
      <text:p text:style-name="Text_20_body">Документация на SQL-сервер:</text:p>
      <text:p text:style-name="Text_20_body">● Версия PostgreSQL 8.1 (на английском языке):<text:line-break/><text:a xlink:type="simple" xlink:href="http://www.postgresql.org/docs/8.1/static/index.html" office:target-frame-name="_blank" xlink:show="new" text:style-name="Internet_20_link" text:visited-style-name="Visited_20_Internet_20_Link">http://www.postgresql.org/docs/8.1/static/index.html</text:a>;</text:p>
      <text:p text:style-name="Text_20_body">● Версия PostgreSQL 8.2 (на английском языке):<text:line-break/><text:a xlink:type="simple" xlink:href="http://www.postgresql.org/docs/8.2/static/index.html" office:target-frame-name="_blank" xlink:show="new" text:style-name="Internet_20_link" text:visited-style-name="Visited_20_Internet_20_Link">http://www.postgresql.org/docs/8.2/static/index.html</text:a>;</text:p>
      <text:p text:style-name="Text_20_body">● Версия PostgreSQL 8.3 (на английском языке):<text:line-break/><text:a xlink:type="simple" xlink:href="http://www.postgresql.org/docs/8.3/static/index.html" office:target-frame-name="_blank" xlink:show="new" text:style-name="Internet_20_link" text:visited-style-name="Visited_20_Internet_20_Link">http://www.postgresql.org/docs/8.3/static/index.html</text:a>;</text:p>
      <text:p text:style-name="Text_20_body">● Версия PostgreSQL 8.4 (на английском языке):<text:line-break/><text:a xlink:type="simple" xlink:href="http://www.postgresql.org/docs/8.4/static/index.html" office:target-frame-name="_blank" xlink:show="new" text:style-name="Internet_20_link" text:visited-style-name="Visited_20_Internet_20_Link">http://www.postgresql.org/docs/8.4/static/index.html</text:a>.</text:p>
      <text:p text:style-name="Text_20_body">● Версия PostgreSQL 9.0 (на английском языке):<text:line-break/><text:a xlink:type="simple" xlink:href="http://www.postgresql.org/docs/9.0/static/index.html" office:target-frame-name="_blank" xlink:show="new" text:style-name="Internet_20_link" text:visited-style-name="Visited_20_Internet_20_Link">http://www.postgresql.org/docs/9.0/static/index.html</text:a>.</text:p>
      <text:p text:style-name="Text_20_body">● Версия PostgreSQL 9.1 (на английском языке):<text:line-break/><text:a xlink:type="simple" xlink:href="http://www.postgresql.org/docs/9.1/static/index.html" office:target-frame-name="_blank" xlink:show="new" text:style-name="Internet_20_link" text:visited-style-name="Visited_20_Internet_20_Link">http://www.postgresql.org/docs/9.1/static/index.html</text:a>.</text:p>
      <text:p text:style-name="Text_20_body">● Версия PostgreSQL 9.2 (на английском языке):<text:line-break/><text:a xlink:type="simple" xlink:href="http://www.postgresql.org/docs/9.2/static/index.html" office:target-frame-name="_blank" xlink:show="new" text:style-name="Internet_20_link" text:visited-style-name="Visited_20_Internet_20_Link">http://www.postgresql.org/docs/9.2/static/index.html</text:a>.</text:p>
      <text:p text:style-name="Text_20_body">● Версия PostgreSQL 9.3 (на английском языке):<text:line-break/><text:a xlink:type="simple" xlink:href="http://www.postgresql.org/docs/9.3/static/index.html" office:target-frame-name="_blank" xlink:show="new" text:style-name="Internet_20_link" text:visited-style-name="Visited_20_Internet_20_Link">http://www.postgresql.org/docs/9.3/static/index.html</text:a>.</text:p>
      <text:p text:style-name="Text_20_body">● Версия PostgreSQL 9.4:<text:line-break/><text:a xlink:type="simple" xlink:href="https://postgrespro.ru/docs/postgresql/9.4/index" office:target-frame-name="_blank" xlink:show="new" text:style-name="Internet_20_link" text:visited-style-name="Visited_20_Internet_20_Link">https://postgrespro.ru/docs/postgresql/9.4/index</text:a>.</text:p>
      <text:p text:style-name="Text_20_body">● Версия PostgreSQL 9.6:<text:line-break/><text:a xlink:type="simple" xlink:href="https://postgrespro.ru/docs/postgresql/9.6/index" office:target-frame-name="_blank" xlink:show="new" text:style-name="Internet_20_link" text:visited-style-name="Visited_20_Internet_20_Link">https://postgrespro.ru/docs/postgresql/9.6/index</text:a>.</text:p>
      <text:p text:style-name="Text_20_body">● Версия PostgreSQL 10.1:<text:line-break/><text:a xlink:type="simple" xlink:href="https://postgrespro.ru/docs/postgresql/10/index" office:target-frame-name="_blank" xlink:show="new" text:style-name="Internet_20_link" text:visited-style-name="Visited_20_Internet_20_Link">https://postgrespro.ru/docs/postgresql/10/index</text:a>.</text:p>
      <text:p text:style-name="Text_20_body">● Postgres Pro Enterprise.</text:p>
      <text:p text:style-name="Text_20_body">Поддерживаемый дистрибутив можно получить по адресу: <text:a xlink:type="simple" xlink:href="https://postgrespro.ru/products/1c" office:target-frame-name="_blank" xlink:show="new" text:style-name="Internet_20_link" text:visited-style-name="Visited_20_Internet_20_Link">https://postgrespro.ru/products/1c</text:a>.</text:p>
      <text:p text:style-name="Text_20_body">Документация на SQL-сервер:</text:p>
      <text:p text:style-name="Text_20_body"><text:soft-page-break/>● Версия Postgres Pro Enterprise 9.6:<text:line-break/><text:a xlink:type="simple" xlink:href="https://postgrespro.ru/docs/postgresproee/9.6/index.html" office:target-frame-name="_blank" xlink:show="new" text:style-name="Internet_20_link" text:visited-style-name="Visited_20_Internet_20_Link">https://postgrespro.ru/docs/postgresproee/9.6/index.html</text:a>.</text:p>
      <text:p text:style-name="Text_20_body">● IBM DB2.</text:p>
      <text:p text:style-name="Text_20_body">Поддерживаемый дистрибутив можно получить по адресу: <text:a xlink:type="simple" xlink:href="https://releases.1c.ru/project/AddCompDB2" office:target-frame-name="_blank" xlink:show="new" text:style-name="Internet_20_link" text:visited-style-name="Visited_20_Internet_20_Link">https://releases.1c.ru/project/AddCompDB2</text:a> (необходим доступ к разделу технической поддержки).</text:p>
      <text:p text:style-name="Text_20_body">Документация на SQL-сервер:</text:p>
      <text:p text:style-name="Text_20_body">● Версия IBM DB2 v9.1 (на английском языке):<text:line-break/><text:a xlink:type="simple" xlink:href="http://publib.boulder.ibm.com/infocenter/db2luw/v9/index.jsp" office:target-frame-name="_blank" xlink:show="new" text:style-name="Internet_20_link" text:visited-style-name="Visited_20_Internet_20_Link">http://publib.boulder.ibm.com/infocenter/db2luw/v9/index.jsp</text:a>;</text:p>
      <text:p text:style-name="Text_20_body">● Версия IBM DB2 v9.5:<text:line-break/><text:a xlink:type="simple" xlink:href="http://publib.boulder.ibm.com/infocenter/db2luw/v9r5/index.jsp" office:target-frame-name="_blank" xlink:show="new" text:style-name="Internet_20_link" text:visited-style-name="Visited_20_Internet_20_Link">http://publib.boulder.ibm.com/infocenter/db2luw/v9r5/index.jsp</text:a>;</text:p>
      <text:p text:style-name="Text_20_body">● Версия IBM DB2 v9.7:<text:line-break/><text:a xlink:type="simple" xlink:href="http://publib.boulder.ibm.com/infocenter/db2luw/v9r7/index.jsp" office:target-frame-name="_blank" xlink:show="new" text:style-name="Internet_20_link" text:visited-style-name="Visited_20_Internet_20_Link">http://publib.boulder.ibm.com/infocenter/db2luw/v9r7/index.jsp</text:a>.</text:p>
      <text:p text:style-name="Text_20_body">● Версия IBM DB2 v10.1 (на английском языке):<text:line-break/><text:a xlink:type="simple" xlink:href="http://publib.boulder.ibm.com/infocenter/db2luw/v10r1/index.jsp" office:target-frame-name="_blank" xlink:show="new" text:style-name="Internet_20_link" text:visited-style-name="Visited_20_Internet_20_Link">http://publib.boulder.ibm.com/infocenter/db2luw/v10r1/index.jsp</text:a>.</text:p>
      <text:p text:style-name="Text_20_body">● Версия IBM DB2 v11.1 (на английском языке):<text:line-break/><text:a xlink:type="simple" xlink:href="http://www.ibm.com/support/knowledgecenter/SSEPGG_11.1.0/com.ibm.db2.luw.kc.doc/welcome.html" office:target-frame-name="_blank" xlink:show="new" text:style-name="Internet_20_link" text:visited-style-name="Visited_20_Internet_20_Link">http://www.ibm.com/support/knowledgecenter/SSEPGG_11.1.0/com.ibm.db2.luw.kc.doc/welcome.html</text:a>.</text:p>
      <text:p text:style-name="Text_20_body">● Oracle Database.</text:p>
      <text:p text:style-name="Text_20_body">Документация на SQL-сервер:</text:p>
      <text:p text:style-name="Text_20_body">● Версия Oracle Database 10g Release 2:</text:p>
      <text:p text:style-name="Text_20_body">● <text:a xlink:type="simple" xlink:href="http://www.oracle.com/pls/db102/homepage" office:target-frame-name="_blank" xlink:show="new" text:style-name="Internet_20_link" text:visited-style-name="Visited_20_Internet_20_Link">http://www.oracle.com/pls/db102/homepage</text:a> ‑ просмотр (на английском языке);</text:p>
      <text:p text:style-name="Text_20_body">● <text:a xlink:type="simple" xlink:href="http://download.oracle.com/docs/cds/B19306_01.zip" office:target-frame-name="_blank" xlink:show="new" text:style-name="Internet_20_link" text:visited-style-name="Visited_20_Internet_20_Link">http://download.oracle.com/docs/cds/B19306_01.zip</text:a> ‑ скачать (на английском языке).</text:p>
      <text:p text:style-name="Text_20_body">● Версия Oracle Database 11g Release 1:</text:p>
      <text:p text:style-name="Text_20_body">● <text:a xlink:type="simple" xlink:href="http://www.oracle.com/pls/db111/homepage" office:target-frame-name="_blank" xlink:show="new" text:style-name="Internet_20_link" text:visited-style-name="Visited_20_Internet_20_Link">http://www.oracle.com/pls/db111/homepage</text:a> ‑ просмотр (на английском языке);</text:p>
      <text:p text:style-name="Text_20_body">● <text:a xlink:type="simple" xlink:href="http://download.oracle.com/docs/cds/B28359_01.zip" office:target-frame-name="_blank" xlink:show="new" text:style-name="Internet_20_link" text:visited-style-name="Visited_20_Internet_20_Link">http://download.oracle.com/docs/cds/B28359_01.zip</text:a> ‑ скачать (на английском языке).</text:p>
      <text:p text:style-name="Text_20_body">● Версия Oracle Database 11g Release 2:</text:p>
      <text:p text:style-name="Text_20_body">● <text:a xlink:type="simple" xlink:href="http://www.oracle.com/pls/db112/homepage" office:target-frame-name="_blank" xlink:show="new" text:style-name="Internet_20_link" text:visited-style-name="Visited_20_Internet_20_Link">http://www.oracle.com/pls/db112/homepage</text:a> ‑ просмотр (на английском языке);</text:p>
      <text:p text:style-name="Text_20_body">● <text:a xlink:type="simple" xlink:href="http://download.oracle.com/docs/cds/E11882_01.zip" office:target-frame-name="_blank" xlink:show="new" text:style-name="Internet_20_link" text:visited-style-name="Visited_20_Internet_20_Link">http://download.oracle.com/docs/cds/E11882_01.zip</text:a> ‑ скачать (на английском языке).</text:p>
      <text:p text:style-name="Text_20_body">● Версия Oracle Database 12c Release 1:</text:p>
      <text:p text:style-name="Text_20_body">● <text:a xlink:type="simple" xlink:href="http://www.oracle.com/pls/db121/homepage" office:target-frame-name="_blank" xlink:show="new" text:style-name="Internet_20_link" text:visited-style-name="Visited_20_Internet_20_Link">http://www.oracle.com/pls/db121/homepage</text:a> ‑ просмотр (на английском языке);</text:p>
      <text:p text:style-name="Text_20_body">● <text:a xlink:type="simple" xlink:href="http://download.oracle.com/docs/cds/database/121.zip" office:target-frame-name="_blank" xlink:show="new" text:style-name="Internet_20_link" text:visited-style-name="Visited_20_Internet_20_Link">http://download.oracle.com/docs/cds/database/121.zip</text:a> ‑ скачать (на английском языке).</text:p>
      <text:h text:style-name="Heading_20_2" text:outline-level="2"><text:bookmark text:name="TI000000019"/><text:bookmark text:name="IssOgl1_1.6_Прочие_требования"/>1.6. Прочие требования</text:h>
      <text:p text:style-name="Text_20_body">Пользователь, от чьего имени выполняется сервер, должен иметь:</text:p>
      <text:p text:style-name="Text_20_body">● право Список содержимого папки на каталог временных файлов в ОС Windows;</text:p>
      <text:p text:style-name="Text_20_body">● право Чтение на каталог временных файлов в ОС Linux.</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29cm" fo:margin-bottom="0.358cm" fo:margin-left="0.556cm" fo:margin-right="0.44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6:50:08.462963018</meta:creation-date>
    <dc:date>2018-11-29T06:54:39.191743693</dc:date>
    <meta:editing-duration>PT4M30S</meta:editing-duration>
    <meta:editing-cycles>1</meta:editing-cycles>
    <meta:document-statistic meta:table-count="0" meta:image-count="0" meta:object-count="0" meta:page-count="8" meta:paragraph-count="210" meta:word-count="1828" meta:character-count="15084" meta:non-whitespace-character-count="13466"/>
    <meta:generator>LibreOffice/5.1.6.2$Linux_X86_64 LibreOffice_project/10m0$Build-2</meta:generator>
  </office:meta>
</office:document-meta>
</file>